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07F175483C04505F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77cm, 1.834cm, 13.302cm, 1.02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286cm" svg:height="19.5cm" svg:x="0.892cm" svg:y="2.491cm">
          <draw:image xlink:href="Pictures/10000000000005E8000007E007F175483C04505F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9-29T15:27:36.839747741</dc:date>
    <meta:editing-duration>PT3M30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